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4">
            <text:p>LuS-1067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50.0">
            <text:p>795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62">
            <text:p>LuS-10962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00.0">
            <text:p>800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9">
            <text:p>Ua-48209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96.0">
            <text:p>9396.0</text:p>
          </table:table-cell>
          <table:table-cell office:value-type="float" office:value="57.0">
            <text:p>57.0</text:p>
          </table:table-cell>
          <table:table-cell office:value-type="string" office:value="Castor fiber, fibula found in lacustrine sediment">
            <text:p>Castor fiber, fibul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4">
            <text:p>LuS-11564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215.0">
            <text:p>921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3">
            <text:p>-11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6">
            <text:p>LuS-1180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926">
            <text:p>LuS-10926</text:p>
          </table:table-cell>
          <table:table-cell office:value-type="float" office:value="55.72">
            <text:p>55.72</text:p>
          </table:table-cell>
          <table:table-cell office:value-type="float" office:value="14.19">
            <text:p>14.19</text:p>
          </table:table-cell>
          <table:table-cell office:value-type="float" office:value="7315.0">
            <text:p>731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1">
            <text:p>LuS-10881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5.0">
            <text:p>80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8">
            <text:p>-11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80">
            <text:p>LuS-1088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00.0">
            <text:p>790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7">
            <text:p>LuS-118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05.0">
            <text:p>9305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9">
            <text:p>-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11">
            <text:p>LuS-110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975.0">
            <text:p>7975.0</text:p>
          </table:table-cell>
          <table:table-cell office:value-type="float" office:value="35.0">
            <text:p>35.0</text:p>
          </table:table-cell>
          <table:table-cell office:value-type="string" office:value="Alces alces, pick axe found in lacustrine sediment">
            <text:p>Alces alces, pick axe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9">
            <text:p>LuS-1087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85.0">
            <text:p>948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878">
            <text:p>LuS-1087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70.0">
            <text:p>9470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8">
            <text:p>-16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6">
            <text:p>LuS-10676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5.0">
            <text:p>8025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5">
            <text:p>LuS-1067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40.0">
            <text:p>8040.0</text:p>
          </table:table-cell>
          <table:table-cell office:value-type="float" office:value="115.0">
            <text:p>11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3">
            <text:p>-10.3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8">
            <text:p>LuS-11808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50.0">
            <text:p>95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5">
            <text:p>-1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3">
            <text:p>LuS-11093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05.0">
            <text:p>9605.0</text:p>
          </table:table-cell>
          <table:table-cell office:value-type="float" office:value="45.0">
            <text:p>4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2">
            <text:p>-19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0">
            <text:p>LuS-1112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00.0">
            <text:p>950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809">
            <text:p>LuS-118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0.0">
            <text:p>945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3">
            <text:p>Ua-4821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7718.0">
            <text:p>7718.0</text:p>
          </table:table-cell>
          <table:table-cell office:value-type="float" office:value="55.0">
            <text:p>55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2">
            <text:p>LuS-1156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2">
            <text:p>-23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1">
            <text:p>LuS-1156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0">
            <text:p>LuS-11560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55.0">
            <text:p>935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9">
            <text:p>LuS-1155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580.0">
            <text:p>9580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">
            <text:p>-19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8">
            <text:p>LuS-1155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5.0">
            <text:p>9345.0</text:p>
          </table:table-cell>
          <table:table-cell office:value-type="float" office:value="55.0">
            <text:p>5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2">
            <text:p>-10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57">
            <text:p>LuS-11557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610.0">
            <text:p>961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1">
            <text:p>LuS-1141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">
            <text:p>-7.1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10">
            <text:p>LuS-11410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5.0">
            <text:p>93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9">
            <text:p>LuS-11409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8">
            <text:p>LuS-114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575.0">
            <text:p>95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2">
            <text:p>-9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7">
            <text:p>LuS-1140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6">
            <text:p>LuS-11406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5">
            <text:p>LuS-11405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495.0">
            <text:p>949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4">
            <text:p>LuS-11404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35.0">
            <text:p>92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2">
            <text:p>Ua-48212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43.0">
            <text:p>9543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1">
            <text:p>Ua-48211</text:p>
          </table:table-cell>
          <table:table-cell office:value-type="float" office:value="55.73">
            <text:p>55.73</text:p>
          </table:table-cell>
          <table:table-cell office:value-type="float" office:value="14.23">
            <text:p>14.23</text:p>
          </table:table-cell>
          <table:table-cell office:value-type="float" office:value="9582.0">
            <text:p>9582.0</text:p>
          </table:table-cell>
          <table:table-cell office:value-type="float" office:value="59.0">
            <text:p>59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5">
            <text:p>-22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10">
            <text:p>Ua-48210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53.0">
            <text:p>9453.0</text:p>
          </table:table-cell>
          <table:table-cell office:value-type="float" office:value="60.0">
            <text:p>6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3">
            <text:p>LuS-11403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285.0">
            <text:p>928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6">
            <text:p>-8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1">
            <text:p>LuS-11401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121">
            <text:p>LuS-11121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695.0">
            <text:p>969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2">
            <text:p>-20.2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094">
            <text:p>LuS-11094</text:p>
          </table:table-cell>
          <table:table-cell office:value-type="float" office:value="55.73">
            <text:p>55.73</text:p>
          </table:table-cell>
          <table:table-cell office:value-type="float" office:value="14.22">
            <text:p>14.22</text:p>
          </table:table-cell>
          <table:table-cell office:value-type="float" office:value="9405.0">
            <text:p>940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7.9">
            <text:p>-17.9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8">
            <text:p>Ua-4820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92.0">
            <text:p>8892.0</text:p>
          </table:table-cell>
          <table:table-cell office:value-type="float" office:value="62.0">
            <text:p>62.0</text:p>
          </table:table-cell>
          <table:table-cell office:value-type="string" office:value="Cervus elaphus, antler found in lacustrine sediment">
            <text:p>Cervus elaphus, antler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563">
            <text:p>LuS-1156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6">
            <text:p>-17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38145">
            <text:p>Ua-38145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86.0">
            <text:p>8086.0</text:p>
          </table:table-cell>
          <table:table-cell office:value-type="float" office:value="60.0">
            <text:p>60.0</text:p>
          </table:table-cell>
          <table:table-cell office:value-type="string" office:value="Corylus, Fishing construction found in lacustrine sediment">
            <text:p>Corylus, Fishing construction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,RosentauEtal2021">
            <text:p>HanssonEtal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269">
            <text:p>Lu-269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820.0">
            <text:p>6820.0</text:p>
          </table:table-cell>
          <table:table-cell office:value-type="float" office:value="70.0">
            <text:p>70.0</text:p>
          </table:table-cell>
          <table:table-cell office:value-type="string" office:value="charcoal of Quercus">
            <text:p>charcoal of Quer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1402">
            <text:p>Lus-11402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90.0">
            <text:p>93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02">
            <text:p>Lu-302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6640.0">
            <text:p>664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6403124237432849">
            <text:p>0.6403124237432849</text:p>
          </table:table-cell>
          <table:table-cell office:value-type="float" office:value="0.6403124237432849">
            <text:p>0.640312423743284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-313">
            <text:p>Lu-313</text:p>
          </table:table-cell>
          <table:table-cell office:value-type="float" office:value="56.03">
            <text:p>56.03</text:p>
          </table:table-cell>
          <table:table-cell office:value-type="float" office:value="14.62">
            <text:p>14.62</text:p>
          </table:table-cell>
          <table:table-cell office:value-type="float" office:value="3820.0">
            <text:p>3820.0</text:p>
          </table:table-cell>
          <table:table-cell office:value-type="float" office:value="65.0">
            <text:p>6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8">
            <text:p>LuS-1219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820.0">
            <text:p>8820.0</text:p>
          </table:table-cell>
          <table:table-cell office:value-type="float" office:value="55.0">
            <text:p>5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7">
            <text:p>LuS-12197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196">
            <text:p>LuS-12196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8580.0">
            <text:p>8580.0</text:p>
          </table:table-cell>
          <table:table-cell office:value-type="float" office:value="60.0">
            <text:p>6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">
            <text:p>-4.8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Ua-48207">
            <text:p>Ua-48207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7939.0">
            <text:p>7939.0</text:p>
          </table:table-cell>
          <table:table-cell office:value-type="float" office:value="53.0">
            <text:p>53.0</text:p>
          </table:table-cell>
          <table:table-cell office:value-type="string" office:value="Cervus elaphus, tibia found in lacustrine sediment">
            <text:p>Cervus elaphus, tibia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2028">
            <text:p>LuS-12028</text:p>
          </table:table-cell>
          <table:table-cell office:value-type="float" office:value="55.73">
            <text:p>55.73</text:p>
          </table:table-cell>
          <table:table-cell office:value-type="float" office:value="14.2">
            <text:p>14.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8a,RosentauEtal2021">
            <text:p>HanssonEtal2018a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393">
            <text:p>LuS-1039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9330.0">
            <text:p>9330.0</text:p>
          </table:table-cell>
          <table:table-cell office:value-type="float" office:value="65.0">
            <text:p>65.0</text:p>
          </table:table-cell>
          <table:table-cell office:value-type="string" office:value="Bos primigenius, metatarsus found in lacustrine sediment">
            <text:p>Bos primigenius, metatarsus found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Havang">
            <text:p>Havang</text:p>
          </table:table-cell>
          <table:table-cell office:value-type="string" office:value="radiocarbon">
            <text:p>radiocarbon</text:p>
          </table:table-cell>
          <table:table-cell office:value-type="string" office:value="LuS-10673">
            <text:p>LuS-10673</text:p>
          </table:table-cell>
          <table:table-cell office:value-type="float" office:value="55.73">
            <text:p>55.73</text:p>
          </table:table-cell>
          <table:table-cell office:value-type="float" office:value="14.21">
            <text:p>14.21</text:p>
          </table:table-cell>
          <table:table-cell office:value-type="float" office:value="8020.0">
            <text:p>8020.0</text:p>
          </table:table-cell>
          <table:table-cell office:value-type="float" office:value="120.0">
            <text:p>12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">
            <text:p>-11.7</text:p>
          </table:table-cell>
          <table:table-cell office:value-type="float" office:value="0.3176476034853718">
            <text:p>0.3176476034853718</text:p>
          </table:table-cell>
          <table:table-cell office:value-type="float" office:value="0.3176476034853718">
            <text:p>0.3176476034853718</text:p>
          </table:table-cell>
          <table:table-cell office:value-type="string" office:value="HanssonEtal2018,RosentauEtal2021">
            <text:p>HanssonEtal201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